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C" style:family="table-column">
      <style:table-column-properties style:column-width="2.3083in" style:rel-column-width="21844*"/>
    </style:style>
    <style:style style:name="Table1.A1" style:family="table-cell">
      <style:table-cell-properties fo:background-color="#0099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0099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hadow="none"/>
    </style:style>
    <style:style style:name="Table2.A" style:family="table-column">
      <style:table-column-properties style:column-width="6.925in" style:rel-column-width="65535*"/>
    </style:style>
    <style:style style:name="Table2.A1" style:family="table-cell">
      <style:table-cell-properties style:vertical-align="middle" fo:background-color="#e6e6e6"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e6e6e6" fo:padding="0.0382in" fo:border="0.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e6e6e6" fo:padding="0.0382in" fo:border="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e6e6e6" fo:padding="0.0382in" fo:border="0.05pt solid #000000">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e6e6e6" fo:padding="0.0382in" fo:border="0.05pt solid #000000">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Heading_20_3">
      <style:text-properties fo:font-weight="bold" style:font-weight-asian="bold" style:font-weight-complex="bold"/>
    </style:style>
    <style:style style:name="P4" style:family="paragraph" style:parent-style-name="Preformatted_20_Text">
      <style:text-properties fo:color="#808080"/>
    </style:style>
    <style:style style:name="P5" style:family="paragraph" style:parent-style-name="Preformatted_20_Text">
      <style:text-properties fo:color="#808080" style:font-name="monospace" fo:font-style="italic"/>
    </style:style>
    <style:style style:name="P6" style:family="paragraph" style:parent-style-name="Preformatted_20_Text">
      <style:text-properties fo:color="#009900"/>
    </style:style>
    <style:style style:name="P7" style:family="paragraph" style:parent-style-name="Preformatted_20_Text">
      <style:paragraph-properties fo:margin-top="0in" fo:margin-bottom="0.1965in"/>
    </style:style>
    <style:style style:name="P8" style:family="paragraph" style:parent-style-name="Preformatted_20_Text">
      <style:paragraph-properties fo:margin-top="0in" fo:margin-bottom="0.1965in"/>
      <style:text-properties style:font-name="DejaVu Sans Mono" fo:font-size="10pt" style:font-name-asian="WenQuanYi Micro Hei1" style:font-size-asian="10pt" style:font-name-complex="Lohit Hindi2" style:font-size-complex="10pt"/>
    </style:style>
    <style:style style:name="P9" style:family="paragraph" style:parent-style-name="Preformatted_20_Text">
      <style:paragraph-properties fo:margin-top="0in" fo:margin-bottom="0.1965in" fo:background-color="#e6e6e6">
        <style:background-image/>
      </style:paragraph-properties>
      <style:text-properties fo:color="#009900"/>
    </style:style>
    <style:style style:name="P10" style:family="paragraph" style:parent-style-name="Heading_20_2">
      <style:paragraph-properties fo:break-before="page"/>
    </style:style>
    <style:style style:name="P11" style:family="paragraph" style:parent-style-name="Table_20_Contents">
      <style:paragraph-properties fo:text-align="center" style:justify-single-word="false"/>
      <style:text-properties fo:color="#ffffff" style:text-underline-style="solid" style:text-underline-width="auto" style:text-underline-color="font-color" fo:font-weight="bold" style:font-size-asian="10.5pt" style:font-weight-asian="bold" style:font-weight-complex="bold"/>
    </style:style>
    <style:style style:name="T1" style:family="text">
      <style:text-properties fo:font-style="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DejaVu Sans Mono" fo:font-size="10pt" style:font-name-asian="WenQuanYi Micro Hei1" style:font-size-asian="10pt" style:font-name-complex="Lohit Hindi2" style:font-size-complex="10pt"/>
    </style:style>
    <style:style style:name="T6" style:family="text">
      <style:text-properties fo:color="#009900"/>
    </style:style>
    <style:style style:name="T7" style:family="text">
      <style:text-properties fo:color="#009900" style:font-name="monospace"/>
    </style:style>
    <style:style style:name="T8" style:family="text">
      <style:text-properties fo:color="#000000" style:font-name="monospace" fo:font-weight="bold"/>
    </style:style>
    <style:style style:name="T9" style:family="text">
      <style:text-properties fo:color="#000066" style:font-name="monospace"/>
    </style:style>
    <style:style style:name="T10" style:family="text">
      <style:text-properties fo:color="#ff0000" style:font-name="monospace"/>
    </style:style>
    <style:style style:name="T11" style:family="text">
      <style:text-properties style:font-name="monospace"/>
    </style:style>
    <style:style style:name="T12" style:family="text">
      <style:text-properties style:font-name="monospace" fo:font-style="italic"/>
    </style:style>
    <style:style style:name="T13" style:family="text">
      <style:text-properties fo:color="#808080" style:font-name="monospace" fo:font-style="itali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About Apache Tomcat</text:h>
      <text:p text:style-name="Text_20_body">Apache tomcat is a Java based application server released by the Apache Software Foundation. It is a web server and a servlet container for Java web applications. The current installation of the Tomcat for this server is <text:span text:style-name="T3">6.0.37 </text:span><text:span text:style-name="T4">and is located in </text:span><text:span text:style-name="T3">/home/hosorioi/tomcat</text:span><text:span text:style-name="T4">.</text:span></text:p>
      <text:p text:style-name="Text_20_body"><text:span text:style-name="T4"/></text:p>
      <text:p text:style-name="Text_20_body">This installation will host several key application in the Training process and will serve as the development environment for upcoming projects. Some of the softwares that will be installed are enumerated as follows:</text:p>
      <table:table table:name="Table1" table:style-name="Table1">
        <table:table-column table:style-name="Table1.A" table:number-columns-repeated="2"/>
        <table:table-column table:style-name="Table1.C"/>
        <table:table-row>
          <table:table-cell table:style-name="Table1.A1" office:value-type="string">
            <text:p text:style-name="P11">Application</text:p>
          </table:table-cell>
          <table:table-cell table:style-name="Table1.A1" office:value-type="string">
            <text:p text:style-name="P11">Version</text:p>
          </table:table-cell>
          <table:table-cell table:style-name="Table1.C1" office:value-type="string">
            <text:p text:style-name="P11">Installation Directory</text:p>
          </table:table-cell>
        </table:table-row>
        <table:table-row>
          <table:table-cell table:style-name="Table1.A2" office:value-type="string">
            <text:p text:style-name="Table_20_Contents">Artifactory</text:p>
          </table:table-cell>
          <table:table-cell table:style-name="Table1.B2" office:value-type="string">
            <text:p text:style-name="Table_20_Contents">2.6.7</text:p>
          </table:table-cell>
          <table:table-cell table:style-name="Table1.C2" office:value-type="string">
            <text:p text:style-name="Table_20_Contents">/usr/artifactory/artifactory-2.6.7</text:p>
          </table:table-cell>
        </table:table-row>
        <table:table-row>
          <table:table-cell table:style-name="Table1.A3" office:value-type="string">
            <text:p text:style-name="Table_20_Contents">SVN</text:p>
          </table:table-cell>
          <table:table-cell table:style-name="Table1.B3" office:value-type="string">
            <text:p text:style-name="Table_20_Contents"/>
          </table:table-cell>
          <table:table-cell table:style-name="Table1.C3" office:value-type="string">
            <text:p text:style-name="Table_20_Contents">/home/svn</text:p>
          </table:table-cell>
        </table:table-row>
      </table:table>
      <text:p text:style-name="Text_20_body"/>
      <text:p text:style-name="Text_20_body">Further details will be presented on separate documents for each application. <text:s text:c="2"/></text:p>
      <text:h text:style-name="P10" text:outline-level="2">Setup</text:h>
      <text:p text:style-name="Horizontal_20_Line"/>
      <text:p text:style-name="Text_20_body">Tomcat installation on a virtual private server (VPS) is relatively easy. Its single required dependency is Java and this tutorial will include a step on how to install that platform. <text:line-break/><text:line-break/>You do need to have a user with <text:span text:style-name="T3">sudo</text:span> privileges for this tutorial. </text:p>
      <text:h text:style-name="Heading_20_2" text:outline-level="2">Step One—Install Tomcat</text:h>
      <text:p text:style-name="Horizontal_20_Line"/>
      <text:p text:style-name="Text_20_body">The most recent version of Tomcat is 7, and it can be easily downloaded through apt-get or from the Apache Tomcat <text:a xlink:type="simple" xlink:href="http://tomcat.apache.org/download-70.cgi">site.</text:a> <text:line-break/><text:line-break/>You can download it through apt-get by typing: </text:p>
      <text:p text:style-name="P7">sudo apt-get install tomcat7</text:p>
      <text:p text:style-name="Text_20_body"><text:line-break/>To download tomcat from their site, copy the link for the tar.gz package under the “Core” section and begin the download. You will get a link that originates from one of Apache’s many mirrors, making the command look mostly like this (although coming from a different site). </text:p>
      <text:p text:style-name="Text_20_body"/>
      <table:table table:name="Table2" table:style-name="Table2">
        <table:table-column table:style-name="Table2.A"/>
        <table:table-row>
          <table:table-cell table:style-name="Table2.A1" office:value-type="string">
            <text:p text:style-name="P8">wget mirror.atlanticmetro.net/apache/tomcat/tomcat-6/v6.0.37/bin/apache-tomcat-6.0.37.tar.gz</text:p>
          </table:table-cell>
        </table:table-row>
      </table:table>
      <text:p text:style-name="Text_20_body"/>
      <text:p text:style-name="Text_20_body">After the download completes, untar the file. </text:p>
      <table:table table:name="Table3" table:style-name="Table3">
        <table:table-column table:style-name="Table3.A"/>
        <table:table-row>
          <table:table-cell table:style-name="Table3.A1" office:value-type="string">
            <text:p text:style-name="P7">tar xvzf apache-tomcat-<text:span text:style-name="T5">6.0.37</text:span>.tar.gz</text:p>
          </table:table-cell>
        </table:table-row>
      </table:table>
      <text:p text:style-name="Text_20_body"/>
      <text:p text:style-name="Text_20_body">Finish up the Tomcat installation by moving the files to a convenient directory. </text:p>
      <table:table table:name="Table4" table:style-name="Table4">
        <table:table-column table:style-name="Table4.A"/>
        <table:table-row>
          <table:table-cell table:style-name="Table4.A1" office:value-type="string">
            <text:p text:style-name="P8">sudo mv apache-tomcat- 6.0.37 ~/path/to/tomcat</text:p>
          </table:table-cell>
        </table:table-row>
      </table:table>
      <text:h text:style-name="Heading_20_2" text:outline-level="2"/>
      <text:h text:style-name="P10" text:outline-level="2">Step Two—Install Java</text:h>
      <text:p text:style-name="Horizontal_20_Line"/>
      <text:p text:style-name="Text_20_body">We installed the entire Apache Tomcat server on our virtual server in the previous step. Before we can use it, however, we do need to have Java installed on the VPS as well. If you currently do not have java, you can download it quite easily with apt-get. </text:p>
      <text:p text:style-name="P7">sudo apt-get install default-jdk</text:p>
      <text:p text:style-name="Text_20_body">Or you can manually install by downloading the binaries at java.com, after which all necessary environment variables and paths need to be configured. Hence, JAVA_HOME and PATH, installing java is described in JDK Ubuntu Installation.odt <text:s/></text:p>
      <text:p text:style-name="Text_20_body"><text:line-break/>Once you have Tomcat and Java installed on the virtual private server, all that remains is to start them. </text:p>
      <text:h text:style-name="Heading_20_2" text:outline-level="2">Step Three—Configure .bashrc</text:h>
      <text:p text:style-name="Horizontal_20_Line"/>
      <text:p text:style-name="Text_20_body">In order to start Tomcat, we need to add it as an environment variable in the /.bashrc file. </text:p>
      <text:p text:style-name="P7">sudo nano ~/.bashrc or sudo gedit ~/.bashrc</text:p>
      <text:p text:style-name="Text_20_body"><text:line-break/>You can add this information to the end of the file: </text:p>
      <text:p text:style-name="P7">export JAVA_HOME=/usr/lib/jvm/default-java<text:line-break/>export CATALINA_HOME=~/path/to/tomcat</text:p>
      <text:p text:style-name="Text_20_body"><text:line-break/>Save and exit out of .bashrc. You can make the changes effective by restarting the bashrc file or issue a source command.</text:p>
      <text:p text:style-name="P7">. ~/.bashrc or source ~/.bashrc</text:p>
      <text:p text:style-name="Text_20_body"/>
      <text:h text:style-name="Heading_20_2" text:outline-level="2"/>
      <text:h text:style-name="P10" text:outline-level="2">Step Four—RESULTS</text:h>
      <text:p text:style-name="Horizontal_20_Line"/>
      <text:p text:style-name="Text_20_body">Tomcat is now installed and configured on our virtual servers. However, it is not yet activated. The final step is to activate Tomcat by running its startup script: </text:p>
      <text:p text:style-name="P7">$CATALINA_HOME/bin/startup.sh</text:p>
      <text:p text:style-name="Text_20_body"><text:line-break/>Once that runs, Tomcat is up and ready on port 8080. <text:line-break/><text:line-break/>You can visually verify that Tomcat is working by accessing your server page at <text:span text:style-name="T1">your_IP_address</text:span>:8080. </text:p>
      <text:p text:style-name="Text_20_body"/>
      <text:h text:style-name="P10" text:outline-level="2">Step Five—Change default port</text:h>
      <text:p text:style-name="Horizontal_20_Line"/>
      <text:p text:style-name="Text_20_body">Tomcat by default runs on port 8080, however there is high chance to get a port conflict with other programs, described below are the proper steps in changing the default port.</text:p>
      <text:p text:style-name="Text_20_body"/>
      <text:p text:style-name="Text_20_body">Locate your server.xml, the default location is $CATALINA_HOME\conf\</text:p>
      <text:p text:style-name="Text_20_body"/>
      <table:table table:name="Table5" table:style-name="Table5">
        <table:table-column table:style-name="Table5.A"/>
        <table:table-row>
          <table:table-cell table:style-name="Table5.A1" office:value-type="string">
            <text:p text:style-name="P5">&lt;!-- Define a non-SSL HTTP/1.1 Connector on port 8180 --&gt;</text:p>
            <text:p text:style-name="Preformatted_20_Text"><text:s text:c="4"/><text:span text:style-name="T8">&lt;Connector</text:span><text:span text:style-name="T7"> </text:span><text:span text:style-name="T9">port</text:span><text:span text:style-name="T7">=</text:span><text:span text:style-name="T10">"8080"</text:span><text:span text:style-name="T7"> </text:span><text:span text:style-name="T9">maxHttpHeaderSize</text:span><text:span text:style-name="T7">=</text:span><text:span text:style-name="T10">"8192"</text:span></text:p>
            <text:p text:style-name="P6"><text:s text:c="15"/><text:span text:style-name="T9">maxThreads</text:span><text:span text:style-name="T11">=</text:span><text:span text:style-name="T10">"150"</text:span><text:span text:style-name="T11"> </text:span><text:span text:style-name="T9">minSpareThreads</text:span><text:span text:style-name="T11">=</text:span><text:span text:style-name="T10">"25"</text:span><text:span text:style-name="T11"> </text:span><text:span text:style-name="T9">maxSpareThreads</text:span><text:span text:style-name="T11">=</text:span><text:span text:style-name="T10">"75"</text:span></text:p>
            <text:p text:style-name="P6"><text:s text:c="15"/><text:span text:style-name="T9">enableLookups</text:span><text:span text:style-name="T11">=</text:span><text:span text:style-name="T10">"false"</text:span><text:span text:style-name="T11"> </text:span><text:span text:style-name="T9">redirectPort</text:span><text:span text:style-name="T11">=</text:span><text:span text:style-name="T10">"8443"</text:span><text:span text:style-name="T11"> </text:span><text:span text:style-name="T9">acceptCount</text:span><text:span text:style-name="T11">=</text:span><text:span text:style-name="T10">"100"</text:span></text:p>
            <text:p text:style-name="P7"><text:span text:style-name="T6"><text:s text:c="15"/></text:span><text:span text:style-name="T9">connectionTimeout</text:span><text:span text:style-name="T7">=</text:span><text:span text:style-name="T10">"20000"</text:span><text:span text:style-name="T7"> </text:span><text:span text:style-name="T9">disableUploadTimeout</text:span><text:span text:style-name="T7">=</text:span><text:span text:style-name="T10">"true"</text:span><text:span text:style-name="T7"> </text:span><text:span text:style-name="T8">/&gt;</text:span></text:p>
            <text:p text:style-name="P7"><text:span text:style-name="T8"/></text:p>
            <text:p text:style-name="P7"><text:span text:style-name="T8">OR</text:span></text:p>
            <text:p text:style-name="P7"><text:span text:style-name="T8"><text:s text:c="4"/></text:span><text:span text:style-name="T13">&lt;!-- A "Connector" represents an endpoint by which requests are received</text:span></text:p>
            <text:p text:style-name="P4"><text:s text:c="9"/><text:span text:style-name="T12">and responses are returned. Documentation at :</text:span></text:p>
            <text:p text:style-name="P4"><text:s text:c="9"/><text:span text:style-name="T12">Java HTTP Connector: /docs/config/http.html (blocking &amp; non-blocking)</text:span></text:p>
            <text:p text:style-name="P4"><text:s text:c="9"/><text:span text:style-name="T12">Java AJP <text:s/>Connector: /docs/config/ajp.html</text:span></text:p>
            <text:p text:style-name="P4"><text:s text:c="9"/><text:span text:style-name="T12">APR (HTTP/AJP) Connector: /docs/apr.html</text:span></text:p>
            <text:p text:style-name="P4"><text:s text:c="9"/><text:span text:style-name="T12">Define a non-SSL HTTP/1.1 Connector on port 8080</text:span></text:p>
            <text:p text:style-name="P4"><text:s text:c="4"/><text:span text:style-name="T12">--&gt;</text:span></text:p>
            <text:p text:style-name="Preformatted_20_Text"><text:s text:c="4"/><text:span text:style-name="T8">&lt;Connector</text:span><text:span text:style-name="T7"> </text:span><text:span text:style-name="T9">port</text:span><text:span text:style-name="T7">=</text:span><text:span text:style-name="T10">"8080"</text:span><text:span text:style-name="T7"> </text:span><text:span text:style-name="T9">protocol</text:span><text:span text:style-name="T7">=</text:span><text:span text:style-name="T10">"HTTP/1.1"</text:span><text:span text:style-name="T7"> </text:span></text:p>
            <text:p text:style-name="P6"><text:s text:c="15"/><text:span text:style-name="T9">connectionTimeout</text:span><text:span text:style-name="T11">=</text:span><text:span text:style-name="T10">"20000"</text:span><text:span text:style-name="T11"> </text:span></text:p>
            <text:p text:style-name="P7"><text:span text:style-name="T6"><text:s text:c="15"/></text:span><text:span text:style-name="T9">redirectPort</text:span><text:span text:style-name="T7">=</text:span><text:span text:style-name="T10">"8443"</text:span><text:span text:style-name="T7"> </text:span><text:span text:style-name="T8">/&gt;</text:span></text:p>
          </table:table-cell>
        </table:table-row>
      </table:table>
      <text:p text:style-name="Text_20_body"><text:line-break/><text:line-break/>Change the <text:span text:style-name="T2">Connector port=”8080″</text:span> port to any other port number.</text:p>
      <text:p text:style-name="Text_20_body">For example</text:p>
      <text:p text:style-name="P6"><text:span text:style-name="T8"/></text:p>
      <table:table table:name="Table6" table:style-name="Table6">
        <table:table-column table:style-name="Table6.A"/>
        <table:table-row>
          <table:table-cell table:style-name="Table6.A1" office:value-type="string">
            <text:p text:style-name="Preformatted_20_Text"><text:s/><text:span text:style-name="T8">&lt;Connector</text:span><text:span text:style-name="T7"> </text:span><text:span text:style-name="T9">port</text:span><text:span text:style-name="T7">=</text:span><text:span text:style-name="T10">"8181"</text:span><text:span text:style-name="T7"> </text:span><text:span text:style-name="T9">protocol</text:span><text:span text:style-name="T7">=</text:span><text:span text:style-name="T10">"HTTP/1.1"</text:span><text:span text:style-name="T7"> </text:span></text:p>
            <text:p text:style-name="P6"><text:s text:c="15"/><text:span text:style-name="T9">connectionTimeout</text:span><text:span text:style-name="T11">=</text:span><text:span text:style-name="T10">"20000"</text:span><text:span text:style-name="T11"> </text:span></text:p>
            <text:p text:style-name="P9"><text:s text:c="15"/><text:span text:style-name="T9">redirectPort</text:span><text:span text:style-name="T11">=</text:span><text:span text:style-name="T10">"8443"</text:span><text:span text:style-name="T11"> </text:span><text:span text:style-name="T8">/&gt;</text:span></text:p>
          </table:table-cell>
        </table:table-row>
      </table:table>
      <text:p text:style-name="Text_20_body"/>
      <text:p text:style-name="P2">Above statement instruct Tomcat server to run on port 8181.</text:p>
      <text:p text:style-name="Text_20_body">Edit and save the server.xml file. Restart Tomcat. Don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7T13:37:02</meta:creation-date>
    <dc:date>2013-08-07T15:20:38</dc:date>
    <meta:editing-duration>PT1H13M16S</meta:editing-duration>
    <meta:editing-cycles>4</meta:editing-cycles>
    <meta:generator>LibreOffice/3.5$Linux_X86_64 LibreOffice_project/350m1$Build-2</meta:generator>
    <meta:document-statistic meta:table-count="6" meta:image-count="0" meta:object-count="0" meta:page-count="5" meta:paragraph-count="65" meta:word-count="646" meta:character-count="4626" meta:non-whitespace-character-count="3845"/>
  </office:meta>
</office:document-meta>
</file>